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32pt" fo:language="pl" fo:country="PL" fo:font-weight="bold" style:font-size-asian="32pt" style:font-weight-asian="bold" style:font-size-complex="32pt" style:font-weight-complex="bold"/>
    </style:style>
    <style:style style:name="P3" style:family="paragraph" style:parent-style-name="Standard">
      <style:paragraph-properties fo:text-align="center" style:justify-single-word="false"/>
      <style:text-properties fo:language="pl" fo:country="PL" fo:font-weight="bold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language="pl" fo:country="PL"/>
    </style:style>
    <style:style style:name="P5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6pt" fo:font-weight="normal" style:font-size-asian="16pt" style:font-weight-asian="normal" style:font-size-complex="16pt" style:font-weight-complex="normal"/>
    </style:style>
    <style:style style:name="P8" style:family="paragraph" style:parent-style-name="Standard">
      <style:text-properties fo:color="#000000" style:font-name="Times New Roman" fo:font-size="12pt" fo:font-style="normal" style:font-name-asian="Consolas" style:font-size-asian="12pt" style:font-style-asian="normal" style:font-name-complex="Consolas" style:font-size-complex="12pt" style:font-style-complex="normal"/>
    </style:style>
    <style:style style:name="P9" style:family="paragraph" style:parent-style-name="Standard">
      <style:paragraph-properties fo:text-align="start" style:justify-single-word="false" style:text-autospace="none"/>
      <style:text-properties fo:color="#000000" style:font-name="Consolas" fo:font-size="10pt" style:font-name-asian="Consolas" style:font-size-asian="10pt" style:font-name-complex="Consolas" style:font-size-complex="10pt"/>
    </style:style>
    <style:style style:name="P10" style:family="paragraph" style:parent-style-name="Standard">
      <style:paragraph-properties fo:text-align="start" style:justify-single-word="false" style:text-autospace="none"/>
      <style:text-properties fo:color="#000000" style:font-name="Consolas" fo:font-size="10pt" style:text-underline-style="none" fo:font-weight="normal" style:font-name-asian="Consolas" style:font-size-asian="10pt" style:font-weight-asian="normal" style:font-name-complex="Consolas" style:font-size-complex="10pt" style:font-weight-complex="normal"/>
    </style:style>
    <style:style style:name="P11" style:family="paragraph" style:parent-style-name="Standard">
      <style:text-properties fo:color="#646464" style:font-name="Consolas" fo:font-size="10pt" style:font-name-asian="Consolas" style:font-size-asian="10pt" style:font-name-complex="Consolas" style:font-size-complex="10pt"/>
    </style:style>
    <style:style style:name="P12" style:family="paragraph" style:parent-style-name="Standard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nsolas" fo:font-size="10pt" style:font-name-asian="Consolas" style:font-size-asian="10pt" style:font-name-complex="Consolas" style:font-size-complex="10pt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nsolas" fo:font-size="8pt" style:font-name-asian="Consolas" style:font-size-asian="8pt" style:font-name-complex="Consolas" style:font-size-complex="8pt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style:font-name-asian="Consolas" style:font-size-asian="10pt" style:font-name-complex="Consolas" style:font-size-complex="10pt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style:text-underline-style="none" style:font-name-asian="Consolas" style:font-size-asian="10pt" style:font-name-complex="Consolas" style:font-size-complex="10pt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style:text-underline-style="none" fo:font-weight="normal" style:font-name-asian="Consolas" style:font-size-asian="10pt" style:font-weight-asian="normal" style:font-name-complex="Consolas" style:font-size-complex="10pt" style:font-weight-complex="normal"/>
    </style:style>
    <style:style style:name="P19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fo:color="#000000" style:font-name="Consolas" fo:font-size="10pt" style:text-underline-style="none" fo:font-weight="normal" style:font-name-asian="Consolas" style:font-size-asian="10pt" style:font-weight-asian="normal" style:font-name-complex="Consolas" style:font-size-complex="10pt" style:font-weight-complex="normal"/>
    </style:style>
    <style:style style:name="P20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fo:color="#000000" style:font-name="Consolas" fo:font-size="10pt" fo:font-weight="normal" style:font-name-asian="Consolas" style:font-size-asian="10pt" style:font-weight-asian="normal" style:font-name-complex="Consolas" style:font-size-complex="10pt" style:font-weight-complex="normal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8pt" style:font-name-asian="Consolas" style:font-size-asian="8pt" style:font-name-complex="Consolas" style:font-size-complex="8pt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6pt" fo:font-weight="bold" style:font-name-asian="Consolas" style:font-size-asian="16pt" style:font-weight-asian="bold" style:font-name-complex="Consolas" style:font-size-complex="16pt" style:font-weight-complex="bold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6pt" fo:font-weight="normal" style:font-name-asian="Consolas" style:font-size-asian="16pt" style:font-weight-asian="normal" style:font-name-complex="Consolas" style:font-size-complex="16pt" style:font-weight-complex="normal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Times New Roman" fo:font-size="12pt" style:font-name-asian="Consolas" style:font-size-asian="12pt" style:font-name-complex="Consolas" style:font-size-complex="12pt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Times New Roman" fo:font-size="16pt" style:text-underline-style="none" fo:font-weight="normal" style:font-name-asian="Consolas" style:font-size-asian="16pt" style:font-weight-asian="normal" style:font-name-complex="Consolas" style:font-size-complex="16pt" style:font-weight-complex="normal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Times New Roman" fo:font-size="16pt" fo:font-weight="normal" style:font-name-asian="Consolas" style:font-size-asian="16pt" style:font-weight-asian="normal" style:font-name-complex="Consolas" style:font-size-complex="16pt" style:font-weight-complex="normal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646464" style:font-name="Consolas" fo:font-size="8pt" style:font-name-asian="Consolas" style:font-size-asian="8pt" style:font-name-complex="Consolas" style:font-size-complex="8pt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646464" style:font-name="Consolas" fo:font-size="10pt" style:text-underline-style="none" fo:font-weight="normal" style:font-name-asian="Consolas" style:font-size-asian="10pt" style:font-weight-asian="normal" style:font-name-complex="Consolas" style:font-size-complex="10pt" style:font-weight-complex="normal"/>
    </style:style>
    <style:style style:name="P30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fo:color="#646464" style:font-name="Consolas" fo:font-size="10pt" style:text-underline-style="none" fo:font-weight="normal" style:font-name-asian="Consolas" style:font-size-asian="10pt" style:font-weight-asian="normal" style:font-name-complex="Consolas" style:font-size-complex="10pt" style:font-weight-complex="normal"/>
    </style:style>
    <style:style style:name="P3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text-underline-style="none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font-size="12pt" fo:font-weight="normal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8080" style:font-name="Consolas" fo:font-size="10pt" style:font-name-asian="Consolas" style:font-size-asian="10pt" style:font-name-complex="Consolas" style:font-size-complex="10pt"/>
    </style:style>
    <style:style style:name="P3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8080" style:font-name="Consolas" fo:font-size="10pt" style:text-underline-style="none" fo:font-weight="normal" style:font-name-asian="Consolas" style:font-size-asian="10pt" style:font-weight-asian="normal" style:font-name-complex="Consolas" style:font-size-complex="10pt" style:font-weight-complex="normal"/>
    </style:style>
    <style:style style:name="P3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8080" style:font-name="Consolas" fo:font-size="8pt" style:font-name-asian="Consolas" style:font-size-asian="8pt" style:font-name-complex="Consolas" style:font-size-complex="8pt"/>
    </style:style>
    <style:style style:name="P3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font-size="8pt" style:font-size-asian="8pt" style:font-size-complex="8pt"/>
    </style:style>
    <style:style style:name="P37" style:family="paragraph" style:parent-style-name="Standard" style:list-style-name="L2">
      <style:paragraph-properties fo:text-align="justify" style:justify-single-word="false"/>
    </style:style>
    <style:style style:name="P38" style:family="paragraph" style:parent-style-name="Standard" style:list-style-name="L3">
      <style:paragraph-properties fo:text-align="start" style:justify-single-word="false" style:text-autospace="none"/>
      <style:text-properties fo:color="#000000" style:font-name="Consolas" fo:font-size="10pt" style:font-name-asian="Consolas" style:font-size-asian="10pt" style:font-name-complex="Consolas" style:font-size-complex="10pt"/>
    </style:style>
    <style:style style:name="P39" style:family="paragraph" style:parent-style-name="Standard">
      <style:paragraph-properties fo:text-align="start" style:justify-single-word="false" style:text-autospace="none"/>
      <style:text-properties fo:color="#000000" style:font-name="Consolas" fo:font-size="10pt" style:font-name-asian="Consolas" style:font-size-asian="10pt" style:font-name-complex="Consolas" style:font-size-complex="10pt"/>
    </style:style>
    <style:style style:name="P40" style:family="paragraph" style:parent-style-name="Standard">
      <style:paragraph-properties fo:text-align="start" style:justify-single-word="false" style:text-autospace="none"/>
      <style:text-properties fo:color="#000000" style:font-name="Times New Roman" fo:font-size="12pt" fo:font-style="normal" style:font-name-asian="Consolas" style:font-size-asian="12pt" style:font-style-asian="normal" style:font-name-complex="Consolas" style:font-size-complex="12pt" style:font-style-complex="normal"/>
    </style:style>
    <style:style style:name="P41" style:family="paragraph" style:parent-style-name="Standard">
      <style:paragraph-properties fo:text-align="center" style:justify-single-word="false"/>
      <style:text-properties fo:font-size="32pt" fo:language="pl" fo:country="PL" fo:font-weight="bold" style:font-size-asian="32pt" style:font-weight-asian="bold" style:font-size-complex="32pt" style:font-weight-complex="bold"/>
    </style:style>
    <style:style style:name="P42" style:family="paragraph" style:parent-style-name="Standard">
      <style:paragraph-properties fo:text-align="start" style:justify-single-word="false"/>
      <style:text-properties fo:font-size="20pt" fo:language="pl" fo:country="PL" fo:font-weight="normal" style:font-size-asian="20pt" style:font-weight-asian="normal" style:font-size-complex="20pt" style:font-weight-complex="normal"/>
    </style:style>
    <style:style style:name="P43" style:family="paragraph" style:parent-style-name="Standard">
      <style:paragraph-properties fo:text-align="start" style:justify-single-word="false"/>
    </style:style>
    <style:style style:name="P44" style:family="paragraph" style:parent-style-name="Standard" style:list-style-name="L4">
      <style:paragraph-properties fo:text-align="start" style:justify-single-word="false"/>
    </style:style>
    <style:style style:name="P45" style:family="paragraph" style:parent-style-name="Standard" style:list-style-name="L1" style:master-page-name="Standard">
      <style:paragraph-properties fo:text-align="justify" style:justify-single-word="false" style:page-number="auto"/>
    </style:style>
    <style:style style:name="P4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style:font-name-asian="Consolas" style:font-size-asian="10pt" style:font-name-complex="Consolas" style:font-size-complex="10pt"/>
    </style:style>
    <style:style style:name="P47" style:family="paragraph" style:parent-style-name="Standard" style:list-style-name="L3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style:font-name-asian="Consolas" style:font-size-asian="10pt" style:font-name-complex="Consolas" style:font-size-complex="10pt"/>
    </style:style>
    <style:style style:name="P4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style:text-underline-style="none" fo:font-weight="normal" style:font-name-asian="Consolas" style:font-size-asian="10pt" style:font-weight-asian="normal" style:font-name-complex="Consolas" style:font-size-complex="10pt" style:font-weight-complex="normal"/>
    </style:style>
    <style:style style:name="P49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fo:color="#000000" style:font-name="Consolas" fo:font-size="10pt" fo:font-weight="normal" style:font-name-asian="Consolas" style:font-size-asian="10pt" style:font-weight-asian="normal" style:font-name-complex="Consolas" style:font-size-complex="10pt" style:font-weight-complex="normal"/>
    </style:style>
    <style:style style:name="P5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fo:language="pl" fo:country="PL" style:text-underline-style="none" fo:font-weight="normal" style:font-name-asian="Consolas" style:font-size-asian="10pt" style:font-weight-asian="normal" style:font-name-complex="Consolas" style:font-size-complex="10pt" style:font-weight-complex="normal"/>
    </style:style>
    <style:style style:name="P5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2pt" style:text-underline-style="none" fo:font-weight="normal" style:font-name-asian="Consolas" style:font-size-asian="12pt" style:font-weight-asian="normal" style:font-name-complex="Consolas" style:font-size-complex="12pt" style:font-weight-complex="normal"/>
    </style:style>
    <style:style style:name="P5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</style:style>
    <style:style style:name="P5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nsolas" fo:font-size="10pt" style:font-name-asian="Consolas" style:font-size-asian="10pt" style:font-name-complex="Consolas" style:font-size-complex="10pt"/>
    </style:style>
    <style:style style:name="P54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3f5fbf" style:font-name="Consolas" fo:font-size="10pt" style:font-name-asian="Consolas" style:font-size-asian="10pt" style:font-name-complex="Consolas" style:font-size-complex="10pt"/>
    </style:style>
    <style:style style:name="P5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/>
    </style:style>
    <style:style style:name="T3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4" style:family="text">
      <style:text-properties fo:color="#000000" style:font-name="Consolas" fo:font-size="10pt" fo:font-weight="bold" style:font-name-asian="Consolas" style:font-size-asian="10pt" style:font-weight-asian="bold" style:font-name-complex="Consolas" style:font-size-complex="10pt" style:font-weight-complex="bold"/>
    </style:style>
    <style:style style:name="T5" style:family="text">
      <style:text-properties fo:color="#000000" style:font-name="Consolas" fo:font-size="10pt" style:text-underline-style="none" fo:font-weight="bold" style:font-name-asian="Consolas" style:font-size-asian="10pt" style:font-weight-asian="bold" style:font-name-complex="Consolas" style:font-size-complex="10pt" style:font-weight-complex="bold"/>
    </style:style>
    <style:style style:name="T6" style:family="text">
      <style:text-properties fo:color="#000000" style:font-name="Consolas" fo:font-size="10pt" style:text-underline-style="none" fo:font-weight="normal" style:font-name-asian="Consolas" style:font-size-asian="10pt" style:font-weight-asian="normal" style:font-name-complex="Consolas" style:font-size-complex="10pt" style:font-weight-complex="normal"/>
    </style:style>
    <style:style style:name="T7" style:family="text">
      <style:text-properties fo:color="#000000" style:font-name="Consolas" fo:font-size="10pt" style:text-underline-style="none" style:font-name-asian="Consolas" style:font-size-asian="10pt" style:font-name-complex="Consolas" style:font-size-complex="10pt"/>
    </style:style>
    <style:style style:name="T8" style:family="text">
      <style:text-properties fo:color="#000000" style:font-name="Consolas" fo:font-size="10pt" fo:font-weight="normal" style:font-name-asian="Consolas" style:font-size-asian="10pt" style:font-weight-asian="normal" style:font-name-complex="Consolas" style:font-size-complex="10pt" style:font-weight-complex="normal"/>
    </style:style>
    <style:style style:name="T9" style:family="text">
      <style:text-properties fo:color="#000000" style:font-name="Consolas" fo:font-size="10pt" style:text-underline-style="solid" style:text-underline-width="auto" style:text-underline-color="font-color" fo:font-weight="normal" style:font-name-asian="Consolas" style:font-size-asian="10pt" style:font-weight-asian="normal" style:font-name-complex="Consolas" style:font-size-complex="10pt" style:font-weight-complex="normal"/>
    </style:style>
    <style:style style:name="T10" style:family="text">
      <style:text-properties fo:color="#000000" style:font-name="Consolas" fo:font-size="10pt" fo:language="pl" fo:country="PL" style:text-underline-style="none" fo:font-weight="normal" style:font-name-asian="Consolas" style:font-size-asian="10pt" style:font-weight-asian="normal" style:font-name-complex="Consolas" style:font-size-complex="10pt" style:font-weight-complex="normal"/>
    </style:style>
    <style:style style:name="T11" style:family="text">
      <style:text-properties fo:color="#000000" style:font-name="Consolas" fo:font-size="10pt" fo:language="pl" fo:country="PL" style:text-underline-style="none" style:font-name-asian="Consolas" style:font-size-asian="10pt" style:font-name-complex="Consolas" style:font-size-complex="10pt"/>
    </style:style>
    <style:style style:name="T12" style:family="text">
      <style:text-properties fo:color="#000000" style:font-name="Consolas" fo:font-size="16pt" style:text-underline-style="none" fo:font-weight="normal" style:font-name-asian="Consolas" style:font-size-asian="16pt" style:font-weight-asian="normal" style:font-name-complex="Consolas" style:font-size-complex="16pt" style:font-weight-complex="normal"/>
    </style:style>
    <style:style style:name="T13" style:family="text">
      <style:text-properties fo:color="#000000" style:font-name="Consolas" fo:font-size="16pt" style:text-underline-style="none" fo:font-weight="bold" style:font-name-asian="Consolas" style:font-size-asian="16pt" style:font-weight-asian="bold" style:font-name-complex="Consolas" style:font-size-complex="16pt" style:font-weight-complex="bold"/>
    </style:style>
    <style:style style:name="T14" style:family="text">
      <style:text-properties fo:color="#000000" style:font-name="Consolas" fo:font-size="16pt" fo:font-weight="bold" style:font-name-asian="Consolas" style:font-size-asian="16pt" style:font-weight-asian="bold" style:font-name-complex="Consolas" style:font-size-complex="16pt" style:font-weight-complex="bold"/>
    </style:style>
    <style:style style:name="T15" style:family="text">
      <style:text-properties fo:color="#000000" style:font-name="Consolas" style:font-name-asian="Consolas" style:font-name-complex="Consolas"/>
    </style:style>
    <style:style style:name="T16" style:family="text">
      <style:text-properties fo:color="#000000" style:font-name="Consolas" fo:font-size="12pt" fo:language="pl" fo:country="PL" style:text-underline-style="none" fo:font-weight="normal" style:font-name-asian="Consolas" style:font-size-asian="12pt" style:font-weight-asian="normal" style:font-name-complex="Consolas" style:font-size-complex="12pt" style:font-weight-complex="normal"/>
    </style:style>
    <style:style style:name="T17" style:family="text">
      <style:text-properties fo:color="#000000" style:font-name="Times New Roman" fo:font-size="12pt" style:font-name-asian="Consolas" style:font-size-asian="12pt" style:font-name-complex="Consolas" style:font-size-complex="12pt"/>
    </style:style>
    <style:style style:name="T18" style:family="text">
      <style:text-properties fo:color="#000000" style:font-name="Times New Roman" fo:font-size="16pt" fo:font-weight="bold" style:font-name-asian="Consolas" style:font-size-asian="16pt" style:font-weight-asian="bold" style:font-name-complex="Consolas" style:font-size-complex="16pt" style:font-weight-complex="bold"/>
    </style:style>
    <style:style style:name="T19" style:family="text">
      <style:text-properties fo:color="#000000" style:font-name="Times New Roman" fo:font-size="16pt" fo:font-weight="normal" style:font-name-asian="Consolas" style:font-size-asian="16pt" style:font-weight-asian="normal" style:font-name-complex="Consolas" style:font-size-complex="16pt" style:font-weight-complex="normal"/>
    </style:style>
    <style:style style:name="T20" style:family="text">
      <style:text-properties fo:color="#000000" style:font-name="Times New Roman" fo:font-size="16pt" style:text-underline-style="none" fo:font-weight="bold" style:font-name-asian="Consolas" style:font-size-asian="16pt" style:font-weight-asian="bold" style:font-name-complex="Consolas" style:font-size-complex="16pt" style:font-weight-complex="bold"/>
    </style:style>
    <style:style style:name="T21" style:family="text">
      <style:text-properties fo:color="#000000" style:text-underline-style="solid" style:text-underline-width="auto" style:text-underline-color="font-color"/>
    </style:style>
    <style:style style:name="T22" style:family="text">
      <style:text-properties fo:color="#000000" style:text-underline-style="none" fo:font-weight="normal" style:font-weight-asian="normal" style:font-weight-complex="normal"/>
    </style:style>
    <style:style style:name="T23" style:family="text">
      <style:text-properties fo:color="#000000" fo:font-style="italic" style:font-style-asian="italic" style:font-style-complex="italic"/>
    </style:style>
    <style:style style:name="T24" style:family="text">
      <style:text-properties fo:color="#2a00ff"/>
    </style:style>
    <style:style style:name="T25" style:family="text">
      <style:text-properties fo:color="#2a00ff" style:font-name="Consolas" fo:font-size="10pt" style:font-name-asian="Consolas" style:font-size-asian="10pt" style:font-name-complex="Consolas" style:font-size-complex="10pt"/>
    </style:style>
    <style:style style:name="T26" style:family="text">
      <style:text-properties fo:color="#2a00ff" style:font-name="Consolas" fo:font-size="10pt" style:text-underline-style="none" fo:font-weight="normal" style:font-name-asian="Consolas" style:font-size-asian="10pt" style:font-weight-asian="normal" style:font-name-complex="Consolas" style:font-size-complex="10pt" style:font-weight-complex="normal"/>
    </style:style>
    <style:style style:name="T27" style:family="text">
      <style:text-properties fo:color="#2a00ff" style:font-name="Consolas" style:font-name-asian="Consolas" style:font-name-complex="Consolas"/>
    </style:style>
    <style:style style:name="T28" style:family="text">
      <style:text-properties fo:color="#2a00ff" fo:font-style="italic" style:font-style-asian="italic" style:font-style-complex="italic"/>
    </style:style>
    <style:style style:name="T29" style:family="text">
      <style:text-properties fo:color="#2a00ff" fo:font-style="italic" style:text-underline-style="none" fo:font-weight="normal" style:font-style-asian="italic" style:font-weight-asian="normal" style:font-style-complex="italic" style:font-weight-complex="normal"/>
    </style:style>
    <style:style style:name="T30" style:family="text">
      <style:text-properties fo:color="#0000c0" style:font-name="Consolas" fo:font-size="10pt" style:text-underline-style="none" fo:font-weight="normal" style:font-name-asian="Consolas" style:font-size-asian="10pt" style:font-weight-asian="normal" style:font-name-complex="Consolas" style:font-size-complex="10pt" style:font-weight-complex="normal"/>
    </style:style>
    <style:style style:name="T31" style:family="text">
      <style:text-properties fo:color="#0000c0" fo:font-style="italic" fo:font-weight="bold" style:font-style-asian="italic" style:font-weight-asian="bold" style:font-style-complex="italic" style:font-weight-complex="bold"/>
    </style:style>
    <style:style style:name="T32" style:family="text">
      <style:text-properties fo:color="#646464"/>
    </style:style>
    <style:style style:name="T33" style:family="text">
      <style:text-properties fo:color="#646464" style:font-name="Consolas" fo:font-size="10pt" style:font-name-asian="Consolas" style:font-size-asian="10pt" style:font-name-complex="Consolas" style:font-size-complex="10pt"/>
    </style:style>
    <style:style style:name="T34" style:family="text">
      <style:text-properties fo:color="#646464" style:font-name="Consolas" fo:font-size="10pt" style:text-underline-style="none" fo:font-weight="normal" style:font-name-asian="Consolas" style:font-size-asian="10pt" style:font-weight-asian="normal" style:font-name-complex="Consolas" style:font-size-complex="10pt" style:font-weight-complex="normal"/>
    </style:style>
    <style:style style:name="T35" style:family="text">
      <style:text-properties fo:color="#646464" style:text-underline-style="none" fo:font-weight="normal" style:font-weight-asian="normal" style:font-weight-complex="normal"/>
    </style:style>
    <style:style style:name="T36" style:family="text">
      <style:text-properties fo:font-weight="normal" style:font-weight-asian="normal" style:font-weight-complex="normal"/>
    </style:style>
    <style:style style:name="T37" style:family="text">
      <style:text-properties fo:color="#7f0055" fo:font-weight="bold" style:font-weight-asian="bold" style:font-weight-complex="bold"/>
    </style:style>
    <style:style style:name="T38" style:family="text">
      <style:text-properties fo:color="#6a3e3e"/>
    </style:style>
    <style:style style:name="T39" style:family="text">
      <style:text-properties fo:color="#6a3e3e" style:text-underline-style="solid" style:text-underline-width="auto" style:text-underline-color="font-color"/>
    </style:style>
    <style:style style:name="T40" style:family="text">
      <style:text-properties fo:font-size="16pt" fo:font-weight="bold" style:font-size-asian="16pt" style:font-weight-asian="bold" style:font-size-complex="16pt" style:font-weight-complex="bold"/>
    </style:style>
    <style:style style:name="T41" style:family="text">
      <style:text-properties fo:font-size="16pt" style:font-size-asian="16pt" style:font-size-complex="16pt"/>
    </style:style>
    <style:style style:name="T42" style:family="text">
      <style:text-properties fo:font-size="16pt" fo:font-weight="normal" style:font-size-asian="16pt" style:font-weight-asian="normal" style:font-size-complex="16pt" style:font-weight-complex="normal"/>
    </style:style>
    <style:style style:name="T43" style:family="text">
      <style:text-properties fo:color="#008080"/>
    </style:style>
    <style:style style:name="T44" style:family="text">
      <style:text-properties fo:color="#008080" style:text-underline-style="none" fo:font-weight="normal" style:font-weight-asian="normal" style:font-weight-complex="normal"/>
    </style:style>
    <style:style style:name="T45" style:family="text">
      <style:text-properties fo:color="#008080" style:font-name="Consolas" fo:font-size="10pt" style:font-name-asian="Consolas" style:font-size-asian="10pt" style:font-name-complex="Consolas" style:font-size-complex="10pt"/>
    </style:style>
    <style:style style:name="T46" style:family="text">
      <style:text-properties fo:color="#008080" style:font-name="Consolas" fo:font-size="10pt" style:text-underline-style="none" fo:font-weight="normal" style:font-name-asian="Consolas" style:font-size-asian="10pt" style:font-weight-asian="normal" style:font-name-complex="Consolas" style:font-size-complex="10pt" style:font-weight-complex="normal"/>
    </style:style>
    <style:style style:name="T47" style:family="text">
      <style:text-properties fo:color="#3f7f7f"/>
    </style:style>
    <style:style style:name="T48" style:family="text">
      <style:text-properties fo:color="#3f7f7f" style:text-underline-style="none" fo:font-weight="normal" style:font-weight-asian="normal" style:font-weight-complex="normal"/>
    </style:style>
    <style:style style:name="T49" style:family="text">
      <style:text-properties fo:color="#3f7f7f" style:font-name="Consolas" fo:font-size="10pt" style:font-name-asian="Consolas" style:font-size-asian="10pt" style:font-name-complex="Consolas" style:font-size-complex="10pt"/>
    </style:style>
    <style:style style:name="T50" style:family="text">
      <style:text-properties fo:color="#7f007f"/>
    </style:style>
    <style:style style:name="T51" style:family="text">
      <style:text-properties fo:color="#7f007f" style:text-underline-style="none" fo:font-weight="normal" style:font-weight-asian="normal" style:font-weight-complex="normal"/>
    </style:style>
    <style:style style:name="T52" style:family="text">
      <style:text-properties style:font-name="Consolas" style:font-name-asian="Consolas" style:font-name-complex="Consolas"/>
    </style:style>
    <style:style style:name="T53" style:family="text">
      <style:text-properties style:text-underline-style="none" fo:font-weight="normal" style:font-weight-asian="normal" style:font-weight-complex="normal"/>
    </style:style>
    <style:style style:name="T54" style:family="text">
      <style:text-properties fo:color="#3f5fbf" style:text-underline-style="none" fo:font-weight="normal" style:font-weight-asian="normal" style:font-weight-complex="normal"/>
    </style:style>
    <style:style style:name="T55" style:family="text">
      <style:text-properties fo:color="#3f5fbf" style:text-underline-style="solid" style:text-underline-width="auto" style:text-underline-color="font-color" fo:font-weight="normal" style:font-weight-asian="normal" style:font-weight-complex="normal"/>
    </style:style>
    <style:style style:name="T56" style:family="text">
      <style:text-properties fo:color="#3f5fbf" style:font-name="Consolas" fo:font-size="10pt" style:font-name-asian="Consolas" style:font-size-asian="10pt" style:font-name-complex="Consolas" style:font-size-complex="10pt"/>
    </style:style>
    <style:style style:name="T57" style:family="text">
      <style:text-properties style:text-underline-style="solid" style:text-underline-width="auto" style:text-underline-color="font-color"/>
    </style:style>
    <style:style style:name="T58" style:family="text">
      <style:text-properties fo:font-size="10pt" style:font-size-asian="10pt" style:font-size-complex="10pt"/>
    </style:style>
    <style:style style:name="T59" style:family="text">
      <style:text-properties fo:font-size="10pt" fo:language="pl" fo:country="PL" style:font-size-asian="10pt" style:font-size-complex="10pt"/>
    </style:style>
    <style:style style:name="T60" style:family="text">
      <style:text-properties fo:language="pl" fo:country="P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8263796" text:style-name="L1">
        <text:list-header>
          <text:p text:style-name="P45"/>
        </text:list-header>
      </text:list>
      <text:p text:style-name="P2"/>
      <text:p text:style-name="P2">Spring MVC</text:p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Ćwiczenia</text:p>
      <text:p text:style-name="P2"/>
      <text:p text:style-name="P42">Technologie użyte w ćwiczeniach:</text:p>
      <text:list xml:id="list28423851" text:style-name="L4">
        <text:list-item>
          <text:p text:style-name="P44">Spring 4</text:p>
        </text:list-item>
        <text:list-item>
          <text:p text:style-name="P44">Spring security 3.2</text:p>
        </text:list-item>
        <text:list-item>
          <text:p text:style-name="P44">Hiberate 5 jako provider JPA</text:p>
        </text:list-item>
        <text:list-item>
          <text:p text:style-name="P44">Java 8</text:p>
        </text:list-item>
        <text:list-item>
          <text:p text:style-name="P44">Maven 3</text:p>
        </text:list-item>
        <text:list-item>
          <text:p text:style-name="P44">Tomcat 8</text:p>
          <text:p text:style-name="P44"/>
          <text:p text:style-name="P44"/>
        </text:list-item>
      </text:list>
      <text:p text:style-name="P4"/>
      <text:p text:style-name="P4"/>
      <text:p text:style-name="P4"/>
      <text:p text:style-name="P4"><text:tab/>Celem ćwiczeń jest stworzenie prostej aplikacji która będzie obsługiwała aukcje. Wraz z postępem szkolenia będziemy dodawali kolejne elementy do naszej aplikacji takie jak kontrolery, widoki, aspekty, JPA, transakcje, bezpieczeństwo</text:p>
      <text:p text:style-name="P4"/>
      <text:p text:style-name="P4">Funkcjonalności:</text:p>
      <text:list xml:id="list28280388" text:style-name="L2">
        <text:list-item>
          <text:p text:style-name="P37">CRUD dla aukcji</text:p>
        </text:list-item>
        <text:list-item>
          <text:p text:style-name="P37">Składanie ofert</text:p>
        </text:list-item>
      </text:list>
      <text:p text:style-name="P13"/>
      <text:p text:style-name="P4"/>
      <text:p text:style-name="P4"/>
      <text:p text:style-name="P4"/>
      <text:p text:style-name="P4"/>
      <text:p text:style-name="P4">Graf aukcji</text:p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tab/></text:p>
      <text:p text:style-name="P5">Ćwiczenie spring-core</text:p>
      <text:p text:style-name="P5"/>
      <text:p text:style-name="P12">Poniższe ćwiczenia będziemy wykonywać w obrębie projektu spring-core. W razie problemów można się wspomagać projektem spring-core-solved który zawiera już gotowe rozwiązania</text:p>
      <text:p text:style-name="P5"/>
      <text:p text:style-name="P7"/>
      <text:p text:style-name="P6">1.0:<text:span text:style-name="T36"> Rozpoczynamy od analizy aktualnych zależności maven'a</text:span></text:p>
      <text:p text:style-name="P7"/>
      <text:p text:style-name="Standard"><text:span text:style-name="T40">1.1: </text:span><text:span text:style-name="T41">Stworzenie podstawowej konfiguracji Spring i stworzenie pierwszego komponentu/beana</text:span></text:p>
      <text:p text:style-name="Standard"/>
      <text:p text:style-name="Standard"><text:span text:style-name="T1">Zadanie</text:span>: W pakiecie pl.vavatech.auction.blc.service należy stworzyć klasę <text:span text:style-name="T3">UserService </text:span><text:span text:style-name="T17">a w pakiecie </text:span><text:s/>pl.vavatech.auction.blc klasę konfiguracji</text:p>
      <text:p text:style-name="Standard"/>
      <text:p text:style-name="Standard"/>
      <text:p text:style-name="P11">@Configuration //informacja dla springa, że to jest klasa konfiguracyjna</text:p>
      <text:p text:style-name="P14"><text:span text:style-name="T37">public</text:span><text:span text:style-name="T2"> </text:span><text:span text:style-name="T37">class</text:span><text:span text:style-name="T2"> BusinessConfig {</text:span></text:p>
      <text:p text:style-name="P14"><text:span text:style-name="T2"><text:tab/></text:span><text:span text:style-name="T32">@Bean</text:span></text:p>
      <text:p text:style-name="P16"><text:tab/>UserService userService() {</text:p>
      <text:p text:style-name="P14"><text:span text:style-name="T2"><text:tab/><text:tab/></text:span><text:span text:style-name="T37">return</text:span><text:span text:style-name="T2"> </text:span><text:span text:style-name="T37">new</text:span><text:span text:style-name="T2"> UserService();</text:span></text:p>
      <text:p text:style-name="P16"><text:tab/>}</text:p>
      <text:p text:style-name="P16">}</text:p>
      <text:p text:style-name="P16"/>
      <text:p text:style-name="P16"/>
      <text:p text:style-name="P16"/>
      <text:p text:style-name="P24">Konfigurację uruchamiamy za pomocą </text:p>
      <text:p text:style-name="P16"/>
      <text:p text:style-name="P14"><text:span text:style-name="T2">ApplicationContext </text:span><text:span text:style-name="T39">context</text:span><text:span text:style-name="T2"> = </text:span><text:span text:style-name="T37">new</text:span><text:span text:style-name="T2"> AnnotationConfigApplicationContext(</text:span></text:p>
      <text:p text:style-name="P14"><text:span text:style-name="T2"><text:tab/><text:tab/><text:tab/><text:tab/>BusinessConfig.</text:span><text:span text:style-name="T37">class</text:span><text:span text:style-name="T2">);</text:span></text:p>
      <text:p text:style-name="P24"/>
      <text:p text:style-name="P24">sprawdzić jakie metody udostępnia obiekt context i pobrać bean'a userService.</text:p>
      <text:p text:style-name="P24"/>
      <text:p text:style-name="P24">Dokumentacja: <text:a xlink:type="simple" xlink:href="http://docs.spring.io/spring/docs/current/spring-framework-reference/htmlsingle/#beans-java-basic-concepts">http://docs.spring.io/spring/docs/current/spring-framework-reference/htmlsingle/#beans-java-basic-concepts</text:a></text:p>
      <text:p text:style-name="P16"/>
      <text:p text:style-name="P1"><text:span text:style-name="T40">1.2:</text:span> <text:span text:style-name="T41">Automatyczne wykrywanie komponentów</text:span></text:p>
      <text:p text:style-name="P27"/>
      <text:p text:style-name="P27"><text:span text:style-name="T1">Zadanie</text:span>: W pakiecie pl.vavatech.auction.blc.service należy utworzyć klasy serwisów <text:soft-page-break/>AuctionServcie, OfferService a w pakiecie pl.vavatech.auction.blc.repo klasy repozytoriów AuctionRepo, OfferRepo.</text:p>
      <text:p text:style-name="P27"/>
      <text:p text:style-name="P27">Klasy serwisów oznaczamy adnotacją @Service a klasy repozytoriów adnotacją @Repository</text:p>
      <text:p text:style-name="P27"/>
      <text:p text:style-name="P27">W klasie <text:s/><text:span text:style-name="T3">BusinessConfig dodajemy adnotacje </text:span><text:span text:style-name="T33">@ComponentScan</text:span><text:span text:style-name="T3">(</text:span><text:span text:style-name="T25">"pl.vavatech.auction.blc"</text:span><text:span text:style-name="T3">) która oznacza, żę spring ma szukać komponentów we wskazanym pakiecie.</text:span></text:p>
      <text:p text:style-name="P16"/>
      <text:p text:style-name="P16">sprawdzić za pomocą obiektu context czy spring wyszukał wszystkie komponenty.</text:p>
      <text:p text:style-name="P16"/>
      <text:p text:style-name="P24"><text:span text:style-name="T1">Dokumentacja</text:span>: <text:a xlink:type="simple" xlink:href="http://docs.spring.io/spring/docs/current/spring-framework-reference/htmlsingle/#beans-scanning-autodetection">http://docs.spring.io/spring/docs/current/spring-framework-reference/htmlsingle/#beans-scanning-autodetection</text:a></text:p>
      <text:p text:style-name="P16"/>
      <text:p text:style-name="P1"><text:span text:style-name="T40">1.3: </text:span><text:span text:style-name="T41">Poznanie cyklu życia komponentów</text:span></text:p>
      <text:p text:style-name="P27"/>
      <text:p text:style-name="P27"><text:span text:style-name="T1">Zadanie</text:span>: W pakiecie pl.vavatech.auction.blc.model<text:span text:style-name="T3"> znajdują się encje. Zaimplementować obiekty InMemoryAuctionRepo, InMemoryOfferRepo dodając im metody:</text:span></text:p>
      <text:list xml:id="list28267013" text:style-name="L3">
        <text:list-item>
          <text:p text:style-name="P38">Entity find(Long id)</text:p>
        </text:list-item>
        <text:list-item>
          <text:p text:style-name="P38">List&lt;Entity&gt; findAll()</text:p>
        </text:list-item>
        <text:list-item>
          <text:p text:style-name="P38">void update(entity)</text:p>
        </text:list-item>
        <text:list-item>
          <text:p text:style-name="P38">Long insert(entity)</text:p>
        </text:list-item>
        <text:list-item>
          <text:p text:style-name="P38">void delete(Long id)</text:p>
        </text:list-item>
      </text:list>
      <text:p text:style-name="P9"/>
      <text:p text:style-name="P9">Aktualna implementacja może opierać się o mapę w pamięci. Obiekty InMemory są implementacjami interfejsów AuctionRepo oraz OfferRepo (refaktor class → interface)</text:p>
      <text:p text:style-name="P8"/>
      <text:p text:style-name="P8">Za pomocą metod cyklu życia podczas inicjalizacji komponentów InMemory dodać dwie aukcje.</text:p>
      <text:p text:style-name="P8"/>
      <text:p text:style-name="P8"><text:span text:style-name="T1">Dokumentacja</text:span>: <text:a xlink:type="simple" xlink:href="http://docs.spring.io/spring/docs/current/spring-framework-reference/htmlsingle/#beans-java-lifecycle-callbacks">http://docs.spring.io/spring/docs/current/spring-framework-reference/htmlsingle/#beans-java-lifecycle-callbacks</text:a></text:p>
      <text:p text:style-name="P8"/>
      <text:p text:style-name="P1"><text:span text:style-name="T40">1.4:</text:span> <text:span text:style-name="T41">Stworzenie procesora beanów</text:span></text:p>
      <text:p text:style-name="P27"/>
      <text:p text:style-name="P27"><text:span text:style-name="T1">Zadanie</text:span>: W pakiecie pl.vavatech.auction.blc.component<text:span text:style-name="T3"> tworzymy klasę BeanProcessor implementującą BeanPostProcessor. Za pomocą logera(Log4J) wypisać kolejność inicjalizacji komponentów</text:span></text:p>
      <text:p text:style-name="P16"/>
      <text:p text:style-name="P16"><text:span text:style-name="T1">Dokumentacja</text:span>: <text:a xlink:type="simple" xlink:href="http://docs.spring.io/spring/docs/current/spring-framework-reference/htmlsingle/#context-introduction-ctx-vs-beanfactory">http://docs.spring.io/spring/docs/current/spring-framework-reference/htmlsingle/#context-introduction-ctx-vs-beanfactory</text:a></text:p>
      <text:p text:style-name="P16"/>
      <text:p text:style-name="P1"><text:span text:style-name="T40">1.5:</text:span> <text:span text:style-name="T41">Skorzystanie z plików konfiguracyjnych</text:span></text:p>
      <text:p text:style-name="P27"/>
      <text:p text:style-name="P27"><text:span text:style-name="T4">Zadanie</text:span><text:span text:style-name="T3">: W resources tworzymy plik application.properties a w nim klucz maxShippingPrice=</text:span><text:span text:style-name="T25">1000</text:span><text:span text:style-name="T3">. Wartość klucza należy pobrać w serwisie AuctionService za pomocą adnotacji @Value. </text:span></text:p>
      <text:p text:style-name="P16">Aby plik został wczytany należy skorzystać </text:p>
      <text:p text:style-name="P27"><text:span text:style-name="T33">@PropertySource</text:span><text:span text:style-name="T3">(value = { </text:span><text:span text:style-name="T25">"classpath:application.properties"</text:span><text:span text:style-name="T3"> }) w klasie konfiguracji oraz zdefiniować </text:span></text:p>
      <text:p text:style-name="P16"/>
      <text:p text:style-name="P28"><text:span text:style-name="T2"><text:tab/></text:span>@Bean</text:p>
      <text:p text:style-name="P15"><text:span text:style-name="T2"><text:tab/></text:span><text:span text:style-name="T37">public</text:span><text:span text:style-name="T2"> </text:span><text:span text:style-name="T37">static</text:span><text:span text:style-name="T2"> PropertySourcesPlaceholderConfigurer </text:span><text:span text:style-name="T21">propertySourcesPlaceholderConfigurer</text:span><text:span text:style-name="T2">() {</text:span></text:p>
      <text:p text:style-name="P15"><text:span text:style-name="T2"><text:tab/><text:tab/></text:span><text:span text:style-name="T37">return</text:span><text:span text:style-name="T2"> </text:span><text:span text:style-name="T37">new</text:span><text:span text:style-name="T2"> PropertySourcesPlaceholderConfigurer();</text:span></text:p>
      <text:p text:style-name="P21"><text:tab/>}</text:p>
      <text:p text:style-name="P16"/>
      <text:p text:style-name="P16"><text:span text:style-name="T1">Dokumentacja</text:span>: <text:a xlink:type="simple" xlink:href="http://docs.spring.io/spring/docs/current/spring-framework-reference/htmlsingle/#__propertysource">http://docs.spring.io/spring/docs/current/spring-framework-reference/htmlsingle/#__propertysource</text:a></text:p>
      <text:p text:style-name="P16"/>
      <text:p text:style-name="P1"><text:soft-page-break/><text:span text:style-name="T40">1.6: </text:span><text:span text:style-name="T41">Wstrzykiwanie zależności</text:span></text:p>
      <text:p text:style-name="P27"/>
      <text:p text:style-name="P27"><text:span text:style-name="T4">Zadanie</text:span><text:span text:style-name="T3">: Do komponentów AuctionService oraz OfferService wstrzyknąć odpowiadające im repozytoria. Wypróbować wszystkie możliwość wstrzyknięć constructor, setter, field.</text:span></text:p>
      <text:p text:style-name="P16"/>
      <text:p text:style-name="P27"><text:span text:style-name="T4">Dokumentacja</text:span><text:span text:style-name="T3">:</text:span><text:a xlink:type="simple" xlink:href="http://docs.spring.io/spring/docs/current/spring-framework-reference/htmlsingle/#beans-autowired-annotation">http://docs.spring.io/spring/docs/current/spring-framework-reference/htmlsingle/#beans-autowired-annotation</text:a></text:p>
      <text:p text:style-name="P16"/>
      <text:p text:style-name="P16"/>
      <text:p text:style-name="P31"><text:span text:style-name="T14">1.7:</text:span><text:span text:style-name="T18"> </text:span><text:span text:style-name="T19">Skorzystanie ze wstrzykniętego obiektu</text:span></text:p>
      <text:p text:style-name="P25"/>
      <text:p text:style-name="P27"><text:span text:style-name="T5">Zadanie</text:span><text:span text:style-name="T6">: W pakiecie <text:s/>pl.vavatech.auction.blc.</text:span><text:span text:style-name="T6">service w klasie AuctionService dodać metody, który delegują wywołania do AuctionRepo</text:span></text:p>
      <text:list xml:id="list30406550" text:continue-numbering="true" text:style-name="L3">
        <text:list-item>
          <text:p text:style-name="P38">Entity find(Long id)</text:p>
        </text:list-item>
        <text:list-item>
          <text:p text:style-name="P38">List&lt;Entity&gt; findAll()</text:p>
        </text:list-item>
        <text:list-item>
          <text:p text:style-name="P38">void update(entity)</text:p>
        </text:list-item>
        <text:list-item>
          <text:p text:style-name="P38">Long insert(entity)</text:p>
        </text:list-item>
        <text:list-item>
          <text:p text:style-name="P38">void delete(Long id)</text:p>
        </text:list-item>
      </text:list>
      <text:p text:style-name="P9"/>
      <text:p text:style-name="P40">Sprawdzić działanie dodać aukcje.</text:p>
      <text:list xml:id="list30402977" text:continue-numbering="true" text:style-name="L3">
        <text:list-header>
          <text:p text:style-name="P47"/>
        </text:list-header>
      </text:list>
      <text:p text:style-name="P16"/>
      <text:p text:style-name="P1"><text:span text:style-name="T40">1.8: </text:span><text:span text:style-name="T42">Backdoor za pomocą SpringEL</text:span></text:p>
      <text:p text:style-name="P27"/>
      <text:p text:style-name="P31"><text:span text:style-name="T4">Zadanie</text:span><text:span text:style-name="T3">: W pakiecie <text:s/>pl.vavatech.auction.blc.component stworzyć komponent BackDoor który będzie posiadał metodę przyjmującą wyrażenie SpringEL i zwracał wynik jako object. Należy zdobyć referencję do ApplicationContext i ustawić go jako BeanResolvera dla </text:span><text:span text:style-name="T3">StandardEvaluationContext. Po stworzeniu komponentu pobrać dowolną aukcje za pomocą <text:s/>AuctionRepo. </text:span></text:p>
      <text:p text:style-name="P17"/>
      <text:p text:style-name="P17"/>
      <text:p text:style-name="P26"/>
      <text:list xml:id="list30397485" text:continue-numbering="true" text:style-name="L3">
        <text:list-header>
          <text:p text:style-name="P47">Dokumentacja: <text:a xlink:type="simple" xlink:href="http://docs.spring.io/spring/docs/current/spring-framework-reference/htmlsingle/#expressions">http://docs.spring.io/spring/docs/current/spring-framework-reference/htmlsingle/#expressions</text:a></text:p>
          <text:p text:style-name="P47"/>
        </text:list-header>
      </text:list>
      <text:p text:style-name="P16"/>
      <text:p text:style-name="P16"/>
      <text:p text:style-name="P16"/>
      <text:p text:style-name="P16"/>
      <text:p text:style-name="P16"/>
      <text:p text:style-name="P16"/>
      <text:p text:style-name="P5">Ćwiczenie spring-mvc</text:p>
      <text:p text:style-name="P5"/>
      <text:p text:style-name="P20">Poniższe ćwiczenia będziemy wykonywać w obrębie projektu spring-mvc. W razie problemów można się wspomagać projektem spring-mvc-solved który zawiera już gotowe rozwiązania</text:p>
      <text:p text:style-name="P20"/>
      <text:p text:style-name="P16">Od tej chwili wszystkie projekty będą posiadały posiadały warstwę webową do której potrzebujemy kontenera servletów w naszym przypadku należy pobrać Tomcat 8. Więc aby uruchomić projekt należy dodać go do Tomcat'a</text:p>
      <text:p text:style-name="P16"/>
      <text:p text:style-name="P22">2.0: <text:span text:style-name="T36">Rozpoczynamy od analizy aktualnych zależności maven'a</text:span></text:p>
      <text:p text:style-name="P23"/>
      <text:p text:style-name="P27"><text:span text:style-name="T13">1.1:</text:span><text:span text:style-name="T20"> </text:span><text:span text:style-name="T12">Przeanalizować konfigurację Spring MVC w oparciu o </text:span><text:soft-page-break/><text:span text:style-name="T12">javaConfig klasy </text:span><text:span text:style-name="T8">AppInitializer</text:span><text:span text:style-name="T12"> oraz </text:span><text:span text:style-name="T6">AppConfig. </text:span></text:p>
      <text:p text:style-name="P25"/>
      <text:p text:style-name="P1"><text:span text:style-name="T40">1.2: </text:span><text:span text:style-name="T42">Dodanie pierwszego kontrolera</text:span></text:p>
      <text:p text:style-name="P27"/>
      <text:p text:style-name="P27"><text:span text:style-name="T5">Zadanie</text:span><text:span text:style-name="T6">: W pakiecie pl.vavatech.auction.www.controller stworzyć kontroler</text:span><text:span text:style-name="T6"> </text:span><text:span text:style-name="T8">HelloWorldController</text:span><text:span text:style-name="T6"> który pokaże przygotowany widok helloWorld.jsp z atrybutem message</text:span></text:p>
      <text:p text:style-name="P18"/>
      <text:p text:style-name="P18">Dokumentacja: <text:a xlink:type="simple" xlink:href="http://docs.spring.io/spring/docs/current/spring-framework-reference/htmlsingle/#mvc-controller">http://docs.spring.io/spring/docs/current/spring-framework-reference/htmlsingle/#mvc-controller</text:a></text:p>
      <text:p text:style-name="P18"/>
      <text:p text:style-name="P18"/>
      <text:p text:style-name="P1"><text:span text:style-name="T40">1.3: </text:span><text:span text:style-name="T42">Odczytanie parametrów ze ścieżki oraz rządania</text:span></text:p>
      <text:p text:style-name="P27"/>
      <text:p text:style-name="P27"><text:span text:style-name="T5">Zadanie</text:span><text:span text:style-name="T6">: W kontrolerze HelloWorldController dodać mapowanie aby obsługiwał linki </text:span><text:span text:style-name="T6">typu /helloWorld/month/type gdzie month będzie od 1-12 a type to dowolny String.</text:span></text:p>
      <text:p text:style-name="P18"/>
      <text:p text:style-name="P18">Otrzymane wartości wyświetlić w helloWorld.jsp. Dodatkowo w kontrolerze odebrać parametry żądania ?page=1&amp;pageSize=20 i również wyświetlić na stronie.</text:p>
      <text:p text:style-name="P25"/>
      <text:p text:style-name="P18">Dokumentacja: <text:a xlink:type="simple" xlink:href="http://docs.spring.io/spring/docs/current/spring-framework-reference/htmlsingle/#mvc-ann-methods">http://docs.spring.io/spring/docs/current/spring-framework-reference/htmlsingle/#mvc-ann-methods</text:a></text:p>
      <text:p text:style-name="P18"/>
      <text:p text:style-name="P25"/>
      <text:p text:style-name="P1"><text:span text:style-name="T40">1.3: </text:span><text:span text:style-name="T42">Odczytanie danych formularza przesłanych przez Postman</text:span></text:p>
      <text:p text:style-name="P27"/>
      <text:p text:style-name="P27"><text:span text:style-name="T5">Zadanie</text:span><text:span text:style-name="T6">: W</text:span><text:span text:style-name="T6"> kontrolerze HelloWorldController dodać mapowanie /hellWorld/add tak aby jego parametrem wejściowym był Auction i za pomocą Postman(chrome) wysłać żądanie x-www-form które zawierające title oraz description.</text:span></text:p>
      <text:p text:style-name="P18"/>
      <text:p text:style-name="P1"><text:span text:style-name="T40">1.3: </text:span><text:span text:style-name="T42">Validacja otrzymanych danych</text:span></text:p>
      <text:p text:style-name="P27"/>
      <text:p text:style-name="P27"><text:span text:style-name="T5">Zadanie</text:span><text:span text:style-name="T6">: W</text:span><text:span text:style-name="T6"> kontrolerze HelloWorldController w mapowaniu /hellWorld/add dodać adnotację @Valid do parametru metody. I za pomocą postman wysłać błędne żadanie np. wartość enuma auctionType która nie istnieje. Sprawdzić co się stanie. </text:span></text:p>
      <text:p text:style-name="P18"/>
      <text:p text:style-name="P18">Dodać parametr metody BindingResult który zawiera błędy walidacyjne. Jeżeli obiekt BindingResult będzie zawierał błędy to wyrzucić wyjątek np. IllegalArgumentException</text:p>
      <text:p text:style-name="P18"/>
      <text:p text:style-name="P18">Dokumentacja: <text:a xlink:type="simple" xlink:href="http://docs.spring.io/spring/docs/current/spring-framework-reference/htmlsingle/#validation">http://docs.spring.io/spring/docs/current/spring-framework-reference/htmlsingle/#validation</text:a></text:p>
      <text:p text:style-name="P18"/>
      <text:p text:style-name="P18"/>
      <text:p text:style-name="P1"><text:span text:style-name="T40">1.4: </text:span><text:span text:style-name="T42">Interceptor logujący czas obsługi żadania</text:span></text:p>
      <text:p text:style-name="P27"/>
      <text:p text:style-name="P27"><text:span text:style-name="T5">Zadanie</text:span><text:span text:style-name="T6">: W</text:span><text:span text:style-name="T6"> pakiecie pl.vavatech.auction.www.component dodać interceptor RenderingTimeInterceptor który będzie logował na konsole czas w ms który był potrzebny na obsługę żądania.</text:span></text:p>
      <text:p text:style-name="P18"/>
      <text:p text:style-name="P16"><text:span text:style-name="T53">Interceptor zarejestrować w AppConfig metoda </text:span><text:span text:style-name="T52">addInterceptors</text:span></text:p>
      <text:p text:style-name="P18"/>
      <text:p text:style-name="P1"><text:span text:style-name="T40">1.5: </text:span><text:span text:style-name="T42">Obsługa błędów</text:span></text:p>
      <text:p text:style-name="P27"/>
      <text:p text:style-name="P27"><text:span text:style-name="T5">Zadanie</text:span><text:span text:style-name="T6">: </text:span><text:span text:style-name="T6">W kontrolerze HelloWorld dodać obsługę wyjątków za pomocą @ExceptionHandlera</text:span></text:p>
      <text:p text:style-name="P18">która przekieruje na stronę 'cmm/error'</text:p>
      <text:p text:style-name="P18"/>
      <text:p text:style-name="P1"><text:soft-page-break/><text:span text:style-name="T40">1.6:</text:span><text:span text:style-name="T42"> Globalna obsługa błędów</text:span></text:p>
      <text:p text:style-name="P27"/>
      <text:p text:style-name="P27"><text:span text:style-name="T5">Zadanie</text:span><text:span text:style-name="T6">: W kontrolerze HelloWorld usuwamy obsługę błędów i dodajemy SimpleMappingExceptionResolver który w sytuacji wystąpienia błędu w dowolnym kontrolerze przekieruje na stronę 'cmm/error'. </text:span></text:p>
      <text:p text:style-name="P18"/>
      <text:p text:style-name="P1"><text:span text:style-name="T40">1.7:</text:span><text:span text:style-name="T42"> Pokazanie wszystkich aukcji w systemie</text:span></text:p>
      <text:p text:style-name="P27"/>
      <text:p text:style-name="P27"><text:span text:style-name="T5">Zadanie</text:span><text:span text:style-name="T6">: W pakiecie pl.vavatech.auction.</text:span><text:a xlink:type="simple" xlink:href="http://www.controller.auction/">www.controller.auction</text:a><text:span text:style-name="T6"> znalduje się AuctionController który ma obsługiwać /auctions gdzie w wyniku zostanie pokazany widok auciton/list wraz ze wszystkimi aukcjami w systemie. Akcje należy pobrać za pomocą serwisu AuctionService</text:span></text:p>
      <text:p text:style-name="P18"/>
      <text:p text:style-name="P18">W pliku auciton/list.jsp należy dodać kolumnę „Tytuł”</text:p>
      <text:p text:style-name="P18"/>
      <text:p text:style-name="P1"><text:span text:style-name="T40">1.8:</text:span><text:span text:style-name="T42"> Pokazanie szczegółów wybranej aukcji</text:span></text:p>
      <text:p text:style-name="P27"/>
      <text:p text:style-name="P27"><text:span text:style-name="T5">Zadanie</text:span><text:span text:style-name="T6">: </text:span><text:span text:style-name="T6">W AuctionController dodać obsługę /auctions/</text:span><text:span text:style-name="T26">idAukcji/show gdzie kontroler pobierze szczegóły wybranej aukcji i pokaż widok auction/show</text:span></text:p>
      <text:p text:style-name="P18"/>
      <text:p text:style-name="P18">W pliku auciton/show.jsp należy pokazać wszystkie dostępne pola.</text:p>
      <text:p text:style-name="P18"/>
      <text:p text:style-name="P18">Dodać obsługę przejścia do szczegółów aukcji z poziomu list aukcji</text:p>
      <text:p text:style-name="P10"/>
      <text:p text:style-name="P10"/>
      <text:p text:style-name="P1"><text:span text:style-name="T40">1.9:</text:span><text:span text:style-name="T42"> Obsługa edycji</text:span></text:p>
      <text:p text:style-name="P27"/>
      <text:p text:style-name="P27"><text:span text:style-name="T5">Zadanie</text:span><text:span text:style-name="T6">: W AuctionController </text:span><text:span text:style-name="T26">znajduje się obsługa auctions/id/</text:span><text:span text:style-name="T6">edit</text:span><text:span text:style-name="T26"> oraz auctions/save</text:span><text:span text:style-name="T6">. Przeanalizować zasadę działania obsługi formularza. Jak wchodzi w tryb edycji oraz co się dzieje po zapisz</text:span></text:p>
      <text:p text:style-name="P18"/>
      <text:p text:style-name="P18"/>
      <text:p text:style-name="P10"/>
      <text:p text:style-name="P1"><text:span text:style-name="T40">1.10:</text:span><text:span text:style-name="T42"> Obsługa usuwania</text:span></text:p>
      <text:p text:style-name="P27"/>
      <text:p text:style-name="P27"><text:span text:style-name="T5">Zadanie</text:span><text:span text:style-name="T6">: </text:span><text:span text:style-name="T6">W AuctionController dodać auctions/id/delete która usunie wybrany rekord oraz dodać obsługę usuwania z poziomu listy</text:span></text:p>
      <text:p text:style-name="P18"/>
      <text:p text:style-name="P1"><text:span text:style-name="T40">1.11:</text:span><text:span text:style-name="T42"> Walidator dla aukcji</text:span></text:p>
      <text:p text:style-name="P27"/>
      <text:p text:style-name="P27"><text:span text:style-name="T5">Zadanie</text:span><text:span text:style-name="T6">: Napisać i wykorzystać walidator dla aukcji który sprawdzi czy data ważności aukcji nie jest przeszła. </text:span></text:p>
      <text:p text:style-name="P27"><text:span text:style-name="T6"/></text:p>
      <text:p text:style-name="P18">Dodatkowo skonfigurować walidator JSR 303 (dodać zależność maven'a hibernate-validator) i dodać wymagalność pól (title, description) w klasie aukcji. Dodatkowo dla pola title zdefiniować maksymalną ilość znaków na 20</text:p>
      <text:p text:style-name="P18"/>
      <text:p text:style-name="P18">Sprawdzić działanie zdefiniowanych ograniczeń na formularzu</text:p>
      <text:p text:style-name="P18"/>
      <text:p text:style-name="P1"><text:span text:style-name="T40">1.11:</text:span><text:span text:style-name="T42"> Formater </text:span></text:p>
      <text:p text:style-name="P27"/>
      <text:p text:style-name="P27"><text:span text:style-name="T5">Zadanie</text:span><text:span text:style-name="T6">: Napisać formater (AnnotationFormatterFactory) który dla stworzonej adnotacji CurrencyFormat będzie dodawał PLN do wartości liczbowych. Skorzystać z adnotacji CurrencyFormat <text:s/>w klasie Auction w polu </text:span><text:span text:style-name="T30">shippingPrice</text:span></text:p>
      <text:p text:style-name="P18"/>
      <text:p text:style-name="P1"><text:span text:style-name="T40">1.12:</text:span><text:span text:style-name="T42"> Kontrolery REST (testujemy Postman'em)</text:span></text:p>
      <text:p text:style-name="P1"><text:soft-page-break/><text:span text:style-name="T42"/></text:p>
      <text:p text:style-name="P27"><text:span text:style-name="T5">Zadanie</text:span><text:span text:style-name="T6">: Stworzyć kontroler AuctionRestController (@RestController) który umożliwia operacje CRUD /rest/</text:span><text:span text:style-name="T26">auctions</text:span><text:span text:style-name="T6">. </text:span></text:p>
      <text:p text:style-name="P18"/>
      <text:p text:style-name="P18">Należy rozpocząć od operacji findAll i sprawdzić jak wygląda list aukcji w postaci JSON.</text:p>
      <text:p text:style-name="P18"/>
      <text:p text:style-name="P18">Podczas implementacji POST'a skorzystać z adnotacji @RequestBody dla parametru metody Auction aby spring wiedział, że cały request JSON powinien mapować na ten właśnie obiekt</text:p>
      <text:p text:style-name="P18"/>
      <text:p text:style-name="P18">Dokumentacja:<text:a xlink:type="simple" xlink:href="http://docs.spring.io/spring/docs/current/spring-framework-reference/htmlsingle/#mvc-ann-restcontroller">http://docs.spring.io/spring/docs/current/spring-framework-reference/htmlsingle/#mvc-ann-restcontroller</text:a></text:p>
      <text:p text:style-name="P18"/>
      <text:p text:style-name="P18"/>
      <text:p text:style-name="P1"><text:span text:style-name="T40">1.13:</text:span><text:span text:style-name="T42"> Kontrolery REST – obsługa błędów</text:span></text:p>
      <text:p text:style-name="P27"/>
      <text:p text:style-name="P27"><text:span text:style-name="T5">Zadanie</text:span><text:span text:style-name="T6">: Sprawdzić co się stanie jeśli do naszego controlera REST wyślemy niepoprawne dane skorzystać z adnotacji @Valid.</text:span></text:p>
      <text:p text:style-name="P27"><text:span text:style-name="T6"/></text:p>
      <text:p text:style-name="P27"><text:span text:style-name="T6">Co się stanie jeżeli podczas przetwarzania logiki poleci błąd.</text:span></text:p>
      <text:p text:style-name="P18"/>
      <text:p text:style-name="P18"/>
      <text:p text:style-name="P1"><text:span text:style-name="T40">1.14:</text:span><text:span text:style-name="T42"> Kontrolery REST – struktury danych</text:span></text:p>
      <text:p text:style-name="P27"/>
      <text:p text:style-name="P27"><text:span text:style-name="T5">Zadanie</text:span><text:span text:style-name="T6">: Stworzyć kontroler OfferRestController (/rest/offers) który umożliwi składanie ofert do trwających aukcji. Zastanowić się jaka powinna być struktura obiektu który będzie za to odpowiadał.</text:span></text:p>
      <text:p text:style-name="P18"/>
      <text:p text:style-name="P18">Dodać regułę walidacyjną która stwierdzi czy proponowana oferta nie jest niższa od aktualnej.</text:p>
      <text:p text:style-name="P18"/>
      <text:p text:style-name="P18">Algorytm powinien odnaleźć aukcje której dotyczy oferta ustawić jej aktualną cenę z oferty następnie dodać ofertę do systemu.</text:p>
      <text:p text:style-name="P18"/>
      <text:p text:style-name="P18"/>
      <text:p text:style-name="P1"><text:span text:style-name="T40">1.14:</text:span><text:span text:style-name="T42"> Integracja ze Swagger - opcjonalne</text:span></text:p>
      <text:p text:style-name="P27"/>
      <text:p text:style-name="P27">Zależności:</text:p>
      <text:p text:style-name="P27"/>
      <text:p text:style-name="P14"><text:span text:style-name="T2"><text:tab/></text:span><text:span text:style-name="T43">&lt;</text:span><text:span text:style-name="T47">dependency</text:span><text:span text:style-name="T43">&gt;</text:span></text:p>
      <text:p text:style-name="P14"><text:span text:style-name="T2"><text:tab/><text:tab/></text:span><text:span text:style-name="T43">&lt;</text:span><text:span text:style-name="T47">groupId</text:span><text:span text:style-name="T43">&gt;</text:span><text:span text:style-name="T2">io.springfox</text:span><text:span text:style-name="T43">&lt;/</text:span><text:span text:style-name="T47">groupId</text:span><text:span text:style-name="T43">&gt;</text:span></text:p>
      <text:p text:style-name="P14"><text:span text:style-name="T2"><text:tab/><text:tab/></text:span><text:span text:style-name="T43">&lt;</text:span><text:span text:style-name="T47">artifactId</text:span><text:span text:style-name="T43">&gt;</text:span><text:span text:style-name="T21">springfox</text:span><text:span text:style-name="T2">-swagger2</text:span><text:span text:style-name="T43">&lt;/</text:span><text:span text:style-name="T47">artifactId</text:span><text:span text:style-name="T43">&gt;</text:span></text:p>
      <text:p text:style-name="P14"><text:span text:style-name="T2"><text:tab/><text:tab/></text:span><text:span text:style-name="T43">&lt;</text:span><text:span text:style-name="T47">version</text:span><text:span text:style-name="T43">&gt;</text:span><text:span text:style-name="T2">2.5.0</text:span><text:span text:style-name="T43">&lt;/</text:span><text:span text:style-name="T47">version</text:span><text:span text:style-name="T43">&gt;</text:span></text:p>
      <text:p text:style-name="P14"><text:span text:style-name="T2"><text:tab/></text:span><text:span text:style-name="T43">&lt;/</text:span><text:span text:style-name="T47">dependency</text:span><text:span text:style-name="T43">&gt;</text:span></text:p>
      <text:p text:style-name="P14"><text:span text:style-name="T2"><text:tab/></text:span><text:span text:style-name="T43">&lt;</text:span><text:span text:style-name="T47">dependency</text:span><text:span text:style-name="T43">&gt;</text:span></text:p>
      <text:p text:style-name="P14"><text:span text:style-name="T2"><text:tab/><text:tab/></text:span><text:span text:style-name="T43">&lt;</text:span><text:span text:style-name="T47">groupId</text:span><text:span text:style-name="T43">&gt;</text:span><text:span text:style-name="T2">io.springfox</text:span><text:span text:style-name="T43">&lt;/</text:span><text:span text:style-name="T47">groupId</text:span><text:span text:style-name="T43">&gt;</text:span></text:p>
      <text:p text:style-name="P14"><text:span text:style-name="T2"><text:tab/><text:tab/></text:span><text:span text:style-name="T43">&lt;</text:span><text:span text:style-name="T47">artifactId</text:span><text:span text:style-name="T43">&gt;</text:span><text:span text:style-name="T21">springfox</text:span><text:span text:style-name="T2">-swagger-</text:span><text:span text:style-name="T21">ui</text:span><text:span text:style-name="T43">&lt;/</text:span><text:span text:style-name="T47">artifactId</text:span><text:span text:style-name="T43">&gt;</text:span></text:p>
      <text:p text:style-name="P14"><text:span text:style-name="T2"><text:tab/><text:tab/></text:span><text:span text:style-name="T43">&lt;</text:span><text:span text:style-name="T47">version</text:span><text:span text:style-name="T43">&gt;</text:span><text:span text:style-name="T2">2.5.0</text:span><text:span text:style-name="T43">&lt;/</text:span><text:span text:style-name="T47">version</text:span><text:span text:style-name="T43">&gt;</text:span></text:p>
      <text:p text:style-name="P27"><text:span text:style-name="T3"><text:tab/></text:span><text:span text:style-name="T45">&lt;/</text:span><text:span text:style-name="T49">dependency</text:span><text:span text:style-name="T45">&gt;</text:span></text:p>
      <text:p text:style-name="P33"/>
      <text:p text:style-name="P33">Mapowanie:</text:p>
      <text:p text:style-name="P33"/>
      <text:p text:style-name="P15"><text:span text:style-name="T38">registry</text:span><text:span text:style-name="T2">.addResourceHandler(</text:span><text:span text:style-name="T24">"swagger-ui.html"</text:span><text:span text:style-name="T2">).addResourceLocations(</text:span></text:p>
      <text:p text:style-name="P15"><text:span text:style-name="T2"><text:tab/><text:tab/><text:tab/><text:tab/></text:span><text:span text:style-name="T24">"classpath:/META-INF/resources/"</text:span><text:span text:style-name="T2">);</text:span></text:p>
      <text:p text:style-name="P15"><text:span text:style-name="T2"><text:tab/><text:tab/></text:span><text:span text:style-name="T38">registry</text:span><text:span text:style-name="T2">.addResourceHandler(</text:span><text:span text:style-name="T24">"/webjars/**"</text:span><text:span text:style-name="T2">).addResourceLocations(</text:span></text:p>
      <text:p text:style-name="P36"><text:span text:style-name="T15"><text:tab/><text:tab/><text:tab/><text:tab/></text:span><text:span text:style-name="T27">"classpath:/META-INF/resources/webjars/"</text:span><text:span text:style-name="T15">);</text:span></text:p>
      <text:p text:style-name="P33"/>
      <text:p text:style-name="P33">Konfiguracja:</text:p>
      <text:p text:style-name="P33"><text:soft-page-break/></text:p>
      <text:p text:style-name="P28">@Configuration</text:p>
      <text:p text:style-name="P28">@EnableSwagger2</text:p>
      <text:p text:style-name="P15"><text:span text:style-name="T37">public</text:span><text:span text:style-name="T2"> </text:span><text:span text:style-name="T37">class</text:span><text:span text:style-name="T2"> SwaggerConfig {</text:span></text:p>
      <text:p text:style-name="P21"/>
      <text:p text:style-name="P15"><text:span text:style-name="T2"><text:tab/></text:span><text:span text:style-name="T32">@Bean</text:span></text:p>
      <text:p text:style-name="P15"><text:span text:style-name="T2"><text:tab/></text:span><text:span text:style-name="T37">public</text:span><text:span text:style-name="T2"> Docket api() {</text:span></text:p>
      <text:p text:style-name="P15"><text:span text:style-name="T2"><text:tab/><text:tab/>Predicate&lt;RequestHandler&gt; </text:span><text:span text:style-name="T38">handlersToInclude</text:span><text:span text:style-name="T2"> = RequestHandlerSelectors.</text:span><text:span text:style-name="T23">any</text:span><text:span text:style-name="T2">();</text:span></text:p>
      <text:p text:style-name="P15"><text:span text:style-name="T2"><text:tab/><text:tab/>Predicate&lt;String&gt; </text:span><text:span text:style-name="T38">pathToInclude</text:span><text:span text:style-name="T2"> = PathSelectors.</text:span><text:span text:style-name="T23">regex</text:span><text:span text:style-name="T2">(</text:span><text:span text:style-name="T24">"/rest/.*"</text:span><text:span text:style-name="T2">);</text:span></text:p>
      <text:p text:style-name="P15"/>
      <text:p text:style-name="P15"><text:span text:style-name="T2"><text:tab/><text:tab/></text:span><text:span text:style-name="T37">return</text:span><text:span text:style-name="T2"> </text:span><text:span text:style-name="T37">new</text:span><text:span text:style-name="T2"> Docket(DocumentationType.</text:span><text:span text:style-name="T31">SWAGGER_2</text:span><text:span text:style-name="T2">).select().apis(</text:span><text:span text:style-name="T38">handlersToInclude</text:span><text:span text:style-name="T2">)</text:span></text:p>
      <text:p text:style-name="P15"><text:span text:style-name="T2"><text:tab/><text:tab/><text:tab/><text:tab/>.paths(</text:span><text:span text:style-name="T38">pathToInclude</text:span><text:span text:style-name="T2">).build();</text:span></text:p>
      <text:p text:style-name="P21"><text:tab/>}</text:p>
      <text:p text:style-name="P15"/>
      <text:p text:style-name="P21">}</text:p>
      <text:p text:style-name="P35"/>
      <text:p text:style-name="P18"/>
      <text:p text:style-name="P18"><text:a xlink:type="simple" xlink:href="http://localhost:8080/auction-ajt-solved/swagger-ui.html">http://localhost:8080/auction-ajt-solved/swagger-ui.html</text:a></text:p>
      <text:p text:style-name="P18"/>
      <text:p text:style-name="P5">Ćwiczenie spring-ajt (AOP + JPA +TX)</text:p>
      <text:p text:style-name="P12"/>
      <text:p text:style-name="P19">Poniższe ćwiczenia będziemy wykonywać w obrębie projektu spring-ajt. W razie problemów można się wspomagać projektem spring-ajt-solved który zawiera już gotowe rozwiązania</text:p>
      <text:p text:style-name="P19"/>
      <text:p text:style-name="P19"/>
      <text:p text:style-name="P1"><text:span text:style-name="T40">1.1:</text:span><text:span text:style-name="T42"> AOP – podstawy</text:span></text:p>
      <text:p text:style-name="P27"/>
      <text:p text:style-name="P27"><text:span text:style-name="T5">Zadanie</text:span><text:span text:style-name="T6">: </text:span><text:a xlink:type="simple" xlink:href="http://docs.spring.io/spring/docs/current/spring-framework-reference/htmlsingle/#aop-pointcuts-designators">N</text:a><text:span text:style-name="T16">ależy przeanalizwać działanie klasy </text:span><text:span text:style-name="T10">pl.vavatech.auction.blc.aop.sample.JavaMagic która jest przykładem progrmistycznego wykorzystania API Springa do kreowania Proxy. Jest to podstawa wszystkich magicznych mechanizmów w Springu.</text:span></text:p>
      <text:p text:style-name="P51"/>
      <text:p text:style-name="P51"/>
      <text:p text:style-name="P1"><text:span text:style-name="T40">1.1:</text:span><text:span text:style-name="T42"> AOP - monitor</text:span></text:p>
      <text:p text:style-name="P27"/>
      <text:p text:style-name="P27"><text:span text:style-name="T5">Zadanie</text:span><text:span text:style-name="T6">: W pakiecie pl.vavatech.auction.blc.aop dodać adnotację @Trace, którą będziemy umieszczać na metodach serwisu które będziemy chcieli obserwować pod kontem wydajności.</text:span></text:p>
      <text:p text:style-name="P18">Dodać odpowiedni AspectJ który wypisze na konsole czas potrzebny na wykonanie metody.</text:p>
      <text:p text:style-name="P18"/>
      <text:p text:style-name="P32"><text:a xlink:type="simple" xlink:href="https://blog.espenberntsen.net/2010/03/20/aspectj-cheat-sheet/"><text:span text:style-name="T7">https://blog.espenberntsen.net/2010/03/20/aspectj-cheat-sheet/</text:span></text:a></text:p>
      <text:p text:style-name="P32"><text:span text:style-name="T7">Dokumentacja: </text:span><text:a xlink:type="simple" xlink:href="http://docs.spring.io/spring/docs/current/spring-framework-reference/htmlsingle/#aop-pointcuts-designators">http://docs.spring.io/spring/docs/current/spring-framework-reference/htmlsingle/#aop-pointcuts-designators</text:a></text:p>
      <text:p text:style-name="P19"/>
      <text:p text:style-name="P19"/>
      <text:p text:style-name="P1"><text:span text:style-name="T40">1.2:</text:span><text:span text:style-name="T42"> AOP - parametry</text:span></text:p>
      <text:p text:style-name="P27"/>
      <text:p text:style-name="P27"><text:span text:style-name="T5">Zadanie</text:span><text:span text:style-name="T6">: Do adnotacji @Trace dodajemy parametr mówiący o maksymalnym czasie wykonania metody w razie przekroczenia tego czasu należy zalogować taką informację na poziomie ERROR dodatkowo wypisując parametry metody dla których to wystąpiło.</text:span></text:p>
      <text:p text:style-name="P18"/>
      <text:p text:style-name="P27"><text:span text:style-name="T6">Dokumentacja :</text:span><text:a xlink:type="simple" xlink:href="http://docs.spring.io/spring/docs/current/spring-framework-reference/htmlsingle/#aop">http://docs.spring.io/spring/docs/current/spring-framework-reference/htmlsingle/#aop</text:a></text:p>
      <text:p text:style-name="P18"/>
      <text:p text:style-name="P18"/>
      <text:p text:style-name="P1"><text:span text:style-name="T40">1.3:</text:span><text:span text:style-name="T42"> JPA </text:span></text:p>
      <text:p text:style-name="P27"/>
      <text:p text:style-name="P27"><text:span text:style-name="T5">Zadanie</text:span><text:span text:style-name="T6">: Odkomentować i przeanalizować konfigurację JPA oraz TX w pliku BusinessConfig</text:span></text:p>
      <text:p text:style-name="P18"/>
      <text:p text:style-name="P27"><text:span text:style-name="T6">Stworzyć nowe implementacje dla AuctionRepo oraz OfferRepo które będą zapisywały obiekty do bazy danych za pomocą JPA </text:span><text:span text:style-name="T34">@PersistenceContext </text:span><text:span text:style-name="T9">EntityManager</text:span><text:span text:style-name="T34">.</text:span></text:p>
      <text:p text:style-name="P29"><text:soft-page-break/></text:p>
      <text:p text:style-name="P29">Dokumentacja: <text:a xlink:type="simple" xlink:href="http://docs.spring.io/spring/docs/current/spring-framework-reference/htmlsingle/#orm-jpa">http://docs.spring.io/spring/docs/current/spring-framework-reference/htmlsingle/#orm-jpa</text:a></text:p>
      <text:p text:style-name="P29"/>
      <text:p text:style-name="P1"><text:span text:style-name="T40">1.4:</text:span><text:span text:style-name="T42"> TX</text:span></text:p>
      <text:p text:style-name="P27"/>
      <text:p text:style-name="P27"><text:span text:style-name="T5">Zadanie</text:span><text:span text:style-name="T6">: Aktualnie dodawanie aukcji oraz ofert nie działa </text:span><text:span text:style-name="T34">bo system informuje o braku transakcji aby to naprawić należy dodać adnotację @Transactional w miejscach w których chcemy aby nasze metody były transakcyjne</text:span></text:p>
      <text:p text:style-name="P29"/>
      <text:p text:style-name="P27"><text:span text:style-name="T34">Dokuemtnacja: </text:span><text:a xlink:type="simple" xlink:href="http://docs.spring.io/spring/docs/current/spring-framework-reference/htmlsingle/#orm-jpa">http://docs.spring.io/spring/docs/current/spring-framework-reference/htmlsingle/#orm-jpa</text:a></text:p>
      <text:p text:style-name="P29"/>
      <text:p text:style-name="P29"/>
      <text:p text:style-name="P5">Ćwiczenie spring-security</text:p>
      <text:p text:style-name="P12"/>
      <text:p text:style-name="P19">Poniższe ćwiczenia będziemy wykonywać w obrębie projektu spring-security. W razie problemów można się wspomagać projektem spring-security-solved który zawiera już gotowe rozwiązania</text:p>
      <text:p text:style-name="P30"/>
      <text:p text:style-name="P19"><text:a xlink:type="simple" xlink:href="http://docs.spring.io/spring-security/site/docs/3.0.x/reference/el-access.html"><text:span text:style-name="T32">http://docs.spring.io/spring-security/site/docs/3.0.x/reference/el-access.html</text:span></text:a></text:p>
      <text:p text:style-name="P30"/>
      <text:p text:style-name="P1"><text:span text:style-name="T40">1.1:</text:span><text:span text:style-name="T42"> Web Security </text:span></text:p>
      <text:p text:style-name="P27"/>
      <text:p text:style-name="P27"><text:span text:style-name="T5">Zadanie</text:span><text:span text:style-name="T6">: W </text:span><text:span text:style-name="T34">apliku spring-security.xml należy zdefiniować reguły bezpieczeństwa </text:span><text:span text:style-name="T34">zabraniające przeglądania aukcji niezalogowanym użytkownikom.</text:span></text:p>
      <text:p text:style-name="P29">Dodatkowo tylko użytkownicy z rolą ADMIN mogą dodawać i usuwać aukcje.</text:p>
      <text:p text:style-name="P29">Wywoływanie webservice'ów jest możliwe tylko dla użytkowników z rolą REST.</text:p>
      <text:p text:style-name="P29"/>
      <text:p text:style-name="P29">W plikach nav.jsp praz list.jsp zostały dodane odpowiednie sekcje ukrywające zawartość w zależności od roli użytkownika</text:p>
      <text:p text:style-name="P29"/>
      <text:p text:style-name="P14"><text:span text:style-name="T44">&lt;/</text:span><text:span text:style-name="T48">sec:authorize</text:span><text:span text:style-name="T44">&gt;</text:span><text:span text:style-name="T22"> </text:span><text:span text:style-name="T44">&lt;</text:span><text:span text:style-name="T48">sec:authorize</text:span><text:span text:style-name="T35"> </text:span><text:span text:style-name="T51">access</text:span><text:span text:style-name="T22">=</text:span><text:span text:style-name="T29">"hasRole('ADMIN')"</text:span><text:span text:style-name="T44">&gt;</text:span></text:p>
      <text:p text:style-name="P14"><text:span text:style-name="T2"><text:tab/></text:span><text:span text:style-name="T43">&lt;</text:span><text:span text:style-name="T47">a</text:span> <text:span text:style-name="T50">href</text:span><text:span text:style-name="T2">=</text:span><text:span text:style-name="T28">"auctions/</text:span><text:span text:style-name="T2">${auction.id}</text:span><text:span text:style-name="T28">/delete"</text:span><text:span text:style-name="T43">&gt;</text:span></text:p>
      <text:p text:style-name="P14"><text:span text:style-name="T43"><text:tab/>&lt;</text:span><text:span text:style-name="T47">i </text:span><text:span text:style-name="T50">class</text:span><text:span text:style-name="T2">=</text:span><text:span text:style-name="T28">" glyphicon glyphicon-remove-circle"</text:span><text:span text:style-name="T43">&gt;&lt;/</text:span><text:span text:style-name="T47">i</text:span><text:span text:style-name="T43">&gt;&lt;/</text:span><text:span text:style-name="T47">a</text:span><text:span text:style-name="T43">&gt;</text:span></text:p>
      <text:p text:style-name="P27"><text:span text:style-name="T45">&lt;/</text:span><text:span text:style-name="T49">sec:authorize</text:span><text:span text:style-name="T45">&gt;</text:span></text:p>
      <text:p text:style-name="P33"/>
      <text:p text:style-name="P33">Dokuemtnacja :<text:a xlink:type="simple" xlink:href="http://docs.spring.io/spring-security/site/docs/3.2.9.RELEASE/reference/htmlsingle/#ns-minimal">http://docs.spring.io/spring-security/site/docs/3.2.9.RELEASE/reference/htmlsingle/#ns-minimal</text:a></text:p>
      <text:p text:style-name="P33"/>
      <text:p text:style-name="P33"/>
      <text:p text:style-name="P1"><text:span text:style-name="T40">1.2:</text:span><text:span text:style-name="T42"> Method Security </text:span></text:p>
      <text:p text:style-name="P27"/>
      <text:p text:style-name="P27"><text:span text:style-name="T5">Zadanie</text:span><text:span text:style-name="T6">: </text:span><text:span text:style-name="T46">W aplikacji tylko użytkownik z rolą ADMIN może dodać Aukcje jednak jest to tylko i wyłącznie ukrycie linka. Zabezpieczyć metodę serwisu AuctionService tak aby dodać aukcję mógł tylko użytkownik z rolą ADMIN</text:span></text:p>
      <text:p text:style-name="P34"/>
      <text:p text:style-name="P34">Dokumentacja:<text:a xlink:type="simple" xlink:href="http://docs.spring.io/spring-security/site/docs/3.2.9.RELEASE/reference/htmlsingle/#ns-method-security">http://docs.spring.io/spring-security/site/docs/3.2.9.RELEASE/reference/htmlsingle/#ns-method-security</text:a></text:p>
      <text:p text:style-name="P34"/>
      <text:p text:style-name="P1"><text:span text:style-name="T40">1.3:</text:span><text:span text:style-name="T42"> Method Security </text:span></text:p>
      <text:p text:style-name="P27"/>
      <text:p text:style-name="P27"><text:span text:style-name="T5">Zadanie</text:span><text:span text:style-name="T6">: </text:span><text:span text:style-name="T46">Zabezpieczyć AuctionService update tak aby użytkownicy mogli edytować tylko swoje aukcje.</text:span></text:p>
      <text:p text:style-name="P34"/>
      <text:p text:style-name="P34">Na początek musimy tak zmodyfikować serwis od dodawania aby zapisał do pola creeatorUserName login aktualnie zalogowanego użytkownika. Następnie skorzystać z adnotacji @PreAuthorize</text:p>
      <text:p text:style-name="P34"><text:soft-page-break/></text:p>
      <text:p text:style-name="P34"/>
      <text:p text:style-name="P34"/>
      <text:p text:style-name="P34">swagger</text:p>
      <text:p text:style-name="P34"><text:a xlink:type="simple" xlink:href="http://stackoverflow.com/questions/26720090/a-simple-way-to-implement-swagger-in-a-spring-mvc-application">http://stackoverflow.com/questions/26720090/a-simple-way-to-implement-swagger-in-a-spring-mvc-application</text:a></text:p>
      <text:p text:style-name="P34"/>
      <text:p text:style-name="P34">SpringData,</text:p>
      <text:p text:style-name="P34"><text:a xlink:type="simple" xlink:href="https://spring.io/blog/2014/07/15/spel-support-in-spring-data-jpa-query-definitions">https://spring.io/blog/2014/07/15/spel-support-in-spring-data-jpa-query-definitions</text:a></text:p>
      <text:p text:style-name="P34"/>
      <text:p text:style-name="P34">Testy</text:p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6-08-02T17:08:23.83</meta:creation-date>
    <dc:date>2016-08-05T10:23:29.72</dc:date>
    <meta:editing-duration>PT18H56M42S</meta:editing-duration>
    <meta:editing-cycles>70</meta:editing-cycles>
    <meta:generator>OpenOffice.org/3.3$Win32 OpenOffice.org_project/330m20$Build-9567</meta:generator>
    <meta:document-statistic meta:table-count="0" meta:image-count="0" meta:object-count="0" meta:page-count="10" meta:paragraph-count="202" meta:word-count="1567" meta:character-count="15299"/>
  </office:meta>
</office:document-meta>
</file>